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5"/>
          <table:table-cell office:value-type="string">
            <text:p>Malloc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0">
            <text:p>0</text:p>
          </table:table-cell>
          <table:table-cell table:formula="of:=STDEV([.C4:.C8])" office:value-type="float" office:value="0">
            <text:p>0</text:p>
          </table:table-cell>
          <table:table-cell table:number-columns-repeated="3"/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string">
            <text:p># No. epochs 20000 </text:p>
          </table:table-cell>
          <table:table-cell table:number-columns-repeated="6"/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First fi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AVERAGE([.C12:.C16])" office:value-type="float" office:value="0">
            <text:p>0</text:p>
          </table:table-cell>
          <table:table-cell table:formula="of:=STDEV([.C12:.C16])" office:value-type="float" office:value="0">
            <text:p>0</text:p>
          </table:table-cell>
          <table:table-cell table:number-columns-repeated="3"/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# No. epochs 30000 </text:p>
          </table:table-cell>
          <table:table-cell table:number-columns-repeated="6"/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Best fi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</table:table-row>
        <table:table-row table:style-name="ro1">
          <table:table-cell table:number-columns-repeated="2"/>
          <table:table-cell table:formula="of:=AVERAGE([.C20:.C24])" office:value-type="float" office:value="0">
            <text:p>0</text:p>
          </table:table-cell>
          <table:table-cell table:formula="of:=STDEV([.C20:.C24])" office:value-type="float" office:value="0">
            <text:p>0</text:p>
          </table:table-cell>
          <table:table-cell table:number-columns-repeated="3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office:value-type="float" office:value="0.014">
            <text:p>0.014</text:p>
          </table:table-cell>
          <table:table-cell office:value-type="float" office:value="0.00547722557505166">
            <text:p>0.0054772256</text:p>
          </table:table-cell>
        </table:table-row>
        <table:table-row table:style-name="ro1">
          <table:table-cell office:value-type="string">
            <text:p># No. epochs 40000 </text:p>
          </table:table-cell>
          <table:table-cell table:number-columns-repeated="6"/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4"/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office:value-type="float" office:value="0.052">
            <text:p>0.05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98">
            <text:p>0.098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2016">
            <text:p>1622016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28:.C32])" office:value-type="float" office:value="0.002">
            <text:p>0.002</text:p>
          </table:table-cell>
          <table:table-cell table:formula="of:=STDEV([.C28:.C32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520">
            <text:p>202752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6:.C40])" office:value-type="float" office:value="0.002">
            <text:p>0.002</text:p>
          </table:table-cell>
          <table:table-cell table:formula="of:=STDEV([.C36:.C40])" office:value-type="float" office:value="0.00447213595499958">
            <text:p>0.004472136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6:.C50])" office:value-type="float" office:value="0">
            <text:p>0</text:p>
          </table:table-cell>
          <table:table-cell table:formula="of:=STDEV([.C46:.C50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4:.C58])" office:value-type="float" office:value="0">
            <text:p>0</text:p>
          </table:table-cell>
          <table:table-cell table:formula="of:=STDEV([.C54:.C58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62:.C66])" office:value-type="float" office:value="0">
            <text:p>0</text:p>
          </table:table-cell>
          <table:table-cell table:formula="of:=STDEV([.C62:.C66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0:.C74])" office:value-type="float" office:value="0">
            <text:p>0</text:p>
          </table:table-cell>
          <table:table-cell table:formula="of:=STDEV([.C70:.C74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32">
            <text:p>2015232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8:.C82])" office:value-type="float" office:value="0.002">
            <text:p>0.002</text:p>
          </table:table-cell>
          <table:table-cell table:formula="of:=STDEV([.C78:.C82])" office:value-type="float" office:value="0.00447213595499958">
            <text:p>0.004472136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0">
            <text:p>4096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0">
            <text:p>4096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8:.C92])" office:value-type="float" office:value="0.004">
            <text:p>0.004</text:p>
          </table:table-cell>
          <table:table-cell table:formula="of:=STDEV([.C88:.C92])" office:value-type="float" office:value="0.00547722557505166">
            <text:p>0.0054772256</text:p>
          </table:table-cell>
          <table:table-cell table:number-columns-repeated="7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96:.C100])" office:value-type="float" office:value="0.014">
            <text:p>0.014</text:p>
          </table:table-cell>
          <table:table-cell table:formula="of:=STDEV([.C96:.C100])" office:value-type="float" office:value="0.00547722557505166">
            <text:p>0.0054772256</text:p>
          </table:table-cell>
          <table:table-cell table:number-columns-repeated="7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04:.C108])" office:value-type="float" office:value="0.03">
            <text:p>0.03</text:p>
          </table:table-cell>
          <table:table-cell table:formula="of:=STDEV([.C104:.C108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13824">
            <text:p>1613824</text:p>
          </table:table-cell>
          <table:table-cell office:value-type="float" office:value="0.06">
            <text:p>0.0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12:.C116])" office:value-type="float" office:value="0.052">
            <text:p>0.052</text:p>
          </table:table-cell>
          <table:table-cell table:formula="of:=STDEV([.C112:.C116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232">
            <text:p>2015232</text:p>
          </table:table-cell>
          <table:table-cell office:value-type="float" office:value="0.09">
            <text:p>0.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0:.C124])" office:value-type="float" office:value="0.098">
            <text:p>0.098</text:p>
          </table:table-cell>
          <table:table-cell table:formula="of:=STDEV([.C120:.C124])" office:value-type="float" office:value="0.00447213595499958">
            <text:p>0.004472136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svg:width="8.5205in" svg:height="5.3087in" svg:x="4.1083in" svg:y="2.5413in">
            <draw:object draw:notify-on-update-of-ranges="Sheet2.F6:Sheet2.F10 Sheet2.G5:Sheet2.G5 Sheet2.G6:Sheet2.G10 Sheet2.H5:Sheet2.H5 Sheet2.H6:Sheet2.H10 Sheet2.I5:Sheet2.I5 Sheet2.I6:Sheet2.I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2693in" svg:height="5.7669in" svg:x="13.1016in" svg:y="2.2311in">
            <draw:object draw:notify-on-update-of-ranges="Sheet2.K6:Sheet2.K10 Sheet2.L5:Sheet2.L5 Sheet2.L6:Sheet2.L10 Sheet2.D8:Sheet2.D12 Sheet2.D8:Sheet2.D12 Sheet2.K6:Sheet2.K10 Sheet2.M5:Sheet2.M5 Sheet2.M6:Sheet2.M10 Sheet2.D17:Sheet2.D21 Sheet2.D17:Sheet2.D21 Sheet2.K6:Sheet2.K10 Sheet2.N5:Sheet2.N5 Sheet2.N6:Sheet2.N10 Sheet2.D26:Sheet2.D30 Sheet2.D26:Sheet2.D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Memory</text:p>
          </table:table-cell>
          <table:table-cell table:number-columns-repeated="3"/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Sys Malloc</text:p>
          </table:table-cell>
          <table:table-cell table:number-columns-repeated="3"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  <table:table-cell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</table:table-row>
        <table:table-row table:style-name="ro1">
          <table:table-cell table:number-columns-repeated="5"/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409600">
            <text:p>409600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/>
          <table:table-cell office:value-type="float" office:value="20000">
            <text:p>20000</text:p>
          </table:table-cell>
          <table:table-cell table:number-columns-repeated="3" office:value-type="float" office:value="811008">
            <text:p>811008</text:p>
          </table:table-cell>
          <table:table-cell/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1212416">
            <text:p>1212416</text:p>
          </table:table-cell>
          <table:table-cell/>
          <table:table-cell office:value-type="float" office:value="30000">
            <text:p>3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table:number-columns-repeated="2" office:value-type="float" office:value="1613824">
            <text:p>161382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table:number-columns-repeated="2" office:value-type="float" office:value="2015232">
            <text:p>2015232</text:p>
          </table:table-cell>
          <table:table-cell/>
          <table:table-cell office:value-type="float" office:value="50000">
            <text:p>5000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98">
            <text:p>0.09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First f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st f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office:value-type="float" office:value="0.014">
            <text:p>0.014</text:p>
          </table:table-cell>
          <table:table-cell office:value-type="float" office:value="0.00547722557505166">
            <text:p>0.0054772256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office:value-type="float" office:value="0.052">
            <text:p>0.05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98">
            <text:p>0.098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Eriksson</meta:initial-creator>
    <meta:creation-date>2014-05-21T23:29:05</meta:creation-date>
    <meta:generator>LibreOffice/3.5$Linux_x86 LibreOffice_project/350m1$Build-2</meta:generator>
    <dc:date>2014-05-21T23:45:31</dc:date>
    <dc:creator>Carl Eriksson</dc:creator>
    <meta:editing-duration>PT12M51S</meta:editing-duration>
    <meta:editing-cycles>6</meta:editing-cycles>
    <meta:document-statistic meta:table-count="3" meta:cell-count="5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43cm" svg:height="13.485cm" xlink:href=".." xlink:type="simple" chart:class="chart:bar" chart:style-name="ch1">
        <chart:title svg:x="10.05cm" svg:y="0.405cm" chart:style-name="ch2">
          <text:p>Steady</text:p>
        </chart:title>
        <chart:subtitle svg:x="10.023cm" svg:y="1.453cm" chart:style-name="ch3">
          <text:p>Memory</text:p>
        </chart:subtitle>
        <chart:legend chart:legend-position="end" svg:x="19.168cm" svg:y="5.945cm" style:legend-expansion="high" chart:style-name="ch4"/>
        <chart:plot-area chart:style-name="ch5" table:cell-range-address="Sheet2.F5:Sheet2.I10" chart:data-source-has-labels="both" svg:x="1.443cm" svg:y="2.674cm" svg:width="16.861cm" svg:height="9.561cm">
          <chartooo:coordinate-region svg:x="2.99cm" svg:y="2.873cm" svg:width="15.314cm" svg:height="8.715cm"/>
          <chart:axis chart:dimension="x" chart:name="primary-x" chart:style-name="ch6" chartooo:axis-type="auto">
            <chartooo:date-scale/>
            <chart:title svg:x="9.353cm" svg:y="12.504cm" chart:style-name="ch7">
              <text:p>Epoch</text:p>
            </chart:title>
            <chart:categories table:cell-range-address="Sheet2.F6:Sheet2.F10"/>
          </chart:axis>
          <chart:axis chart:dimension="y" chart:name="primary-y" chart:style-name="ch8">
            <chart:title svg:x="0.451cm" svg:y="7.908cm" chart:style-name="ch9">
              <text:p>Bytes</text:p>
            </chart:title>
            <chart:grid chart:style-name="ch10" chart:class="major"/>
          </chart:axis>
          <chart:series chart:style-name="ch11" chart:values-cell-range-address="Sheet2.G6:Sheet2.G10" chart:label-cell-address="Sheet2.G5:Sheet2.G5" chart:class="chart:bar">
            <chart:data-point chart:repeated="5"/>
          </chart:series>
          <chart:series chart:style-name="ch12" chart:values-cell-range-address="Sheet2.H6:Sheet2.H10" chart:label-cell-address="Sheet2.H5:Sheet2.H5" chart:class="chart:bar">
            <chart:data-point chart:repeated="5"/>
          </chart:series>
          <chart:series chart:style-name="ch13" chart:values-cell-range-address="Sheet2.I6:Sheet2.I10" chart:label-cell-address="Sheet2.I5:Sheet2.I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Sheet2.G5:Sheet2.G5</svg:desc>
                </draw:g>
              </table:table-cell>
              <table:table-cell office:value-type="string">
                <text:p>First fit</text:p>
                <draw:g>
                  <svg:desc>Sheet2.H5:Sheet2.H5</svg:desc>
                </draw:g>
              </table:table-cell>
              <table:table-cell office:value-type="string">
                <text:p>Best fit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F6:Sheet2.F10</svg:desc>
                </draw:g>
              </table:table-cell>
              <table:table-cell office:value-type="float" office:value="405504">
                <text:p>405504</text:p>
                <draw:g>
                  <svg:desc>Sheet2.G6:Sheet2.G10</svg:desc>
                </draw:g>
              </table:table-cell>
              <table:table-cell office:value-type="float" office:value="409600">
                <text:p>409600</text:p>
                <draw:g>
                  <svg:desc>Sheet2.H6:Sheet2.H10</svg:desc>
                </draw:g>
              </table:table-cell>
              <table:table-cell office:value-type="float" office:value="409600">
                <text:p>409600</text:p>
                <draw:g>
                  <svg:desc>Sheet2.I6:Sheet2.I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11008">
                <text:p>811008</text:p>
              </table:table-cell>
              <table:table-cell office:value-type="float" office:value="811008">
                <text:p>811008</text:p>
              </table:table-cell>
              <table:table-cell office:value-type="float" office:value="811008">
                <text:p>8110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16512">
                <text:p>1216512</text:p>
              </table:table-cell>
              <table:table-cell office:value-type="float" office:value="1212416">
                <text:p>1212416</text:p>
              </table:table-cell>
              <table:table-cell office:value-type="float" office:value="1212416">
                <text:p>121241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22016">
                <text:p>1622016</text:p>
              </table:table-cell>
              <table:table-cell office:value-type="float" office:value="1613824">
                <text:p>1613824</text:p>
              </table:table-cell>
              <table:table-cell office:value-type="float" office:value="1613824">
                <text:p>16138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27520">
                <text:p>2027520</text:p>
              </table:table-cell>
              <table:table-cell office:value-type="float" office:value="2015232">
                <text:p>2015232</text:p>
              </table:table-cell>
              <table:table-cell office:value-type="float" office:value="2015232">
                <text:p>201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Sheet2.D8:Sheet2.D12" chart:error-lower-range="Sheet2.D8:Sheet2.D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 chart:error-upper-range="Sheet2.D17:Sheet2.D21" chart:error-lower-range="Sheet2.D17:Sheet2.D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Sheet2.D26:Sheet2.D30" chart:error-lower-range="Sheet2.D26:Sheet2.D30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85cm" svg:height="14.649cm" xlink:href=".." xlink:type="simple" chart:class="chart:scatter" chart:style-name="ch1">
        <chart:title svg:x="12.271cm" svg:y="0.428cm" chart:style-name="ch2">
          <text:p>Steady</text:p>
        </chart:title>
        <chart:subtitle svg:x="12.535cm" svg:y="1.499cm" chart:style-name="ch3">
          <text:p>Time</text:p>
        </chart:subtitle>
        <chart:legend chart:legend-position="end" svg:x="23.02cm" svg:y="6.527cm" style:legend-expansion="high" chart:style-name="ch4"/>
        <chart:plot-area chart:style-name="ch5" table:cell-range-address="Sheet2.K6:Sheet2.N10 Sheet2.L5:Sheet2.N5" chart:data-source-has-labels="row" svg:x="1.532cm" svg:y="2.766cm" svg:width="20.447cm" svg:height="10.61cm">
          <chartooo:coordinate-region svg:x="2.444cm" svg:y="2.966cm" svg:width="19.07cm" svg:height="9.763cm"/>
          <chart:axis chart:dimension="x" chart:name="primary-x" chart:style-name="ch6">
            <chart:title svg:x="11.235cm" svg:y="13.668cm" chart:style-name="ch7">
              <text:p>Epoch</text:p>
            </chart:title>
          </chart:axis>
          <chart:axis chart:dimension="y" chart:name="primary-y" chart:style-name="ch6">
            <chart:title svg:x="0.451cm" svg:y="9.12cm" chart:style-name="ch8">
              <text:p>CPU seconds</text:p>
            </chart:title>
            <chart:grid chart:style-name="ch9" chart:class="major"/>
          </chart:axis>
          <chart:series chart:style-name="ch10" chart:values-cell-range-address="Sheet2.L6:Sheet2.L10" chart:label-cell-address="Sheet2.L5:Sheet2.L5" chart:class="chart:scatter">
            <chart:domain table:cell-range-address="Sheet2.K6:Sheet2.K10"/>
            <chart:error-indicator chart:style-name="ch11" chart:dimension="y"/>
            <chart:data-point chart:repeated="5"/>
          </chart:series>
          <chart:series chart:style-name="ch12" chart:values-cell-range-address="Sheet2.M6:Sheet2.M10" chart:label-cell-address="Sheet2.M5:Sheet2.M5" chart:class="chart:scatter">
            <chart:error-indicator chart:style-name="ch11" chart:dimension="y"/>
            <chart:data-point chart:repeated="5"/>
          </chart:series>
          <chart:series chart:style-name="ch13" chart:values-cell-range-address="Sheet2.N6:Sheet2.N10" chart:label-cell-address="Sheet2.N5:Sheet2.N5" chart:class="chart:scatter">
            <chart:error-indicator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ys Malloc</text:p>
                <draw:g>
                  <svg:desc>Sheet2.L5:Sheet2.L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First fit</text:p>
                <draw:g>
                  <svg:desc>Sheet2.M5:Sheet2.M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Best fit</text:p>
                <draw:g>
                  <svg:desc>Sheet2.N5:Sheet2.N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K6:Sheet2.K10</svg:desc>
                </draw:g>
              </table:table-cell>
              <table:table-cell office:value-type="float" office:value="0">
                <text:p>0</text:p>
                <draw:g>
                  <svg:desc>Sheet2.L6:Sheet2.L10</svg:desc>
                </draw:g>
              </table:table-cell>
              <table:table-cell office:value-type="float" office:value="0">
                <text:p>0</text:p>
                <draw:g>
                  <svg:desc>Sheet2.D8:Sheet2.D12</svg:desc>
                </draw:g>
              </table:table-cell>
              <table:table-cell office:value-type="float" office:value="0">
                <text:p>0</text:p>
                <draw:g>
                  <svg:desc>Sheet2.D8:Sheet2.D12</svg:desc>
                </draw:g>
              </table:table-cell>
              <table:table-cell office:value-type="float" office:value="0">
                <text:p>0</text:p>
                <draw:g>
                  <svg:desc>Sheet2.M6:Sheet2.M10</svg:desc>
                </draw:g>
              </table:table-cell>
              <table:table-cell office:value-type="float" office:value="0">
                <text:p>0</text:p>
                <draw:g>
                  <svg:desc>Sheet2.D17:Sheet2.D21</svg:desc>
                </draw:g>
              </table:table-cell>
              <table:table-cell office:value-type="float" office:value="0">
                <text:p>0</text:p>
                <draw:g>
                  <svg:desc>Sheet2.D17:Sheet2.D21</svg:desc>
                </draw:g>
              </table:table-cell>
              <table:table-cell office:value-type="float" office:value="0.004">
                <text:p>0.004</text:p>
                <draw:g>
                  <svg:desc>Sheet2.N6:Sheet2.N10</svg:desc>
                </draw:g>
              </table:table-cell>
              <table:table-cell office:value-type="float" office:value="0.00547722557505166">
                <text:p>0.00547722557505166</text:p>
                <draw:g>
                  <svg:desc>Sheet2.D26:Sheet2.D30</svg:desc>
                </draw:g>
              </table:table-cell>
              <table:table-cell office:value-type="float" office:value="0.00547722557505166">
                <text:p>0.00547722557505166</text:p>
                <draw:g>
                  <svg:desc>Sheet2.D26:Sheet2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2">
                <text:p>0.00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2">
                <text:p>0.00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98">
                <text:p>0.09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